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3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237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1pt" fo:font-style="italic" style:font-size-asian="11pt" style:font-style-asian="italic" style:font-size-complex="11pt" style:font-style-complex="italic"/>
    </style:style>
    <style:style style:name="P6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37cm" svg:y1="5.583cm" svg:x2="8.202cm" svg:y2="5.583cm">
          <text:p/>
        </draw:line>
        <draw:line draw:style-name="gr1" draw:text-style-name="P1" draw:layer="layout" svg:x1="5.477cm" svg:y1="3.228cm" svg:x2="5.477cm" svg:y2="7.673cm">
          <text:p/>
        </draw:line>
        <draw:frame draw:style-name="gr2" draw:text-style-name="P3" draw:layer="layout" svg:width="1.429cm" svg:height="0.725cm" svg:x="5.339cm" svg:y="5.636cm">
          <draw:text-box>
            <text:p text:style-name="P2"><text:span text:style-name="T1">(0,0)</text:span></text:p>
          </draw:text-box>
        </draw:frame>
        <draw:custom-shape draw:style-name="gr3" draw:text-style-name="P4" draw:layer="layout" svg:width="0.211cm" svg:height="0.211cm" svg:x="5.365cm" svg:y="5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12cm" svg:height="0.683cm" svg:x="7.161cm" svg:y="5.464cm">
          <draw:text-box>
            <text:p text:style-name="P5"><text:span text:style-name="T2">x</text:span></text:p>
          </draw:text-box>
        </draw:frame>
        <draw:line draw:style-name="gr5" draw:text-style-name="P1" draw:layer="layout" svg:x1="7.702cm" svg:y1="5.833cm" svg:x2="8.448cm" svg:y2="5.833cm">
          <text:p/>
        </draw:line>
        <draw:frame draw:style-name="gr4" draw:text-style-name="P6" draw:layer="layout" svg:width="0.612cm" svg:height="0.683cm" svg:x="4.743cm" svg:y="3.449cm">
          <draw:text-box>
            <text:p text:style-name="P5"><text:span text:style-name="T2">y</text:span></text:p>
          </draw:text-box>
        </draw:frame>
        <draw:line draw:style-name="gr5" draw:text-style-name="P1" draw:layer="layout" svg:x1="5.117cm" svg:y1="3.485cm" svg:x2="5.117cm" svg:y2="2.739cm">
          <text:p/>
        </draw:line>
        <draw:line draw:style-name="gr1" draw:text-style-name="P1" draw:layer="layout" svg:x1="12.049cm" svg:y1="3.286cm" svg:x2="15.732cm" svg:y2="3.286cm">
          <text:p/>
        </draw:line>
        <draw:line draw:style-name="gr1" draw:text-style-name="P1" draw:layer="layout" svg:x1="12.049cm" svg:y1="6.588cm" svg:x2="12.049cm" svg:y2="3.286cm">
          <text:p/>
        </draw:line>
        <draw:frame draw:style-name="gr2" draw:text-style-name="P3" draw:layer="layout" svg:width="1.429cm" svg:height="0.725cm" svg:x="11.972cm" svg:y="3.251cm">
          <draw:text-box>
            <text:p text:style-name="P2"><text:span text:style-name="T1">(0,0)</text:span></text:p>
          </draw:text-box>
        </draw:frame>
        <draw:custom-shape draw:style-name="gr3" draw:text-style-name="P4" draw:layer="layout" svg:width="0.211cm" svg:height="0.211cm" svg:x="11.965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12cm" svg:height="0.683cm" svg:x="14.953cm" svg:y="2.73cm">
          <draw:text-box>
            <text:p text:style-name="P5"><text:span text:style-name="T2">x</text:span></text:p>
          </draw:text-box>
        </draw:frame>
        <draw:line draw:style-name="gr5" draw:text-style-name="P1" draw:layer="layout" svg:x1="15.494cm" svg:y1="3.099cm" svg:x2="16.24cm" svg:y2="3.099cm">
          <text:p/>
        </draw:line>
        <draw:frame draw:style-name="gr4" draw:text-style-name="P6" draw:layer="layout" svg:width="0.612cm" svg:height="0.683cm" svg:x="11.287cm" svg:y="3.365cm">
          <draw:text-box>
            <text:p text:style-name="P5"><text:span text:style-name="T2">y</text:span></text:p>
          </draw:text-box>
        </draw:frame>
        <draw:line draw:style-name="gr5" draw:text-style-name="P1" draw:layer="layout" svg:x1="11.668cm" svg:y1="4.048cm" svg:x2="11.668cm" svg:y2="4.7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7-02-28T11:11:12.573496332</meta:creation-date>
    <dc:date>2017-02-28T17:41:12.569424583</dc:date>
    <dc:creator>J David Eisenberg</dc:creator>
    <meta:editing-duration>PT6H14M48S</meta:editing-duration>
    <meta:editing-cycles>2</meta:editing-cycles>
    <meta:generator>LibreOffice/5.0.4.2$Linux_X86_64 LibreOffice_project/2b9802c1994aa0b7dc6079e128979269cf95bc78</meta:generator>
    <meta:document-statistic meta:object-count="16"/>
  </office:meta>
</office:document-meta>
</file>